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b4c7dc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es" fo:country="MX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.0406in" svg:y="1.8614in">
            <draw:object draw:notify-on-update-of-ranges="Sheet1.A2:Sheet1.A8 Sheet1.F2:Sheet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7.0028in" svg:y="1.8197in">
            <draw:object draw:notify-on-update-of-ranges="Sheet1.A2:Sheet1.A8 Sheet1.H2:Sheet1.H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# <text:span text:style-name="T1">Lampara</text:span>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_bg </text:p>
          </table:table-cell>
          <table:table-cell table:style-name="ce1" office:value-type="string" calcext:value-type="string">
            <text:p>Area [px]</text:p>
          </table:table-cell>
          <table:table-cell table:style-name="ce1" office:value-type="string" calcext:value-type="string">
            <text:p>F_obj</text:p>
          </table:table-cell>
          <table:table-cell table:style-name="ce1" office:value-type="string" calcext:value-type="string">
            <text:p>d (no <text:span text:style-name="T1">corrección</text:span>)</text:p>
          </table:table-cell>
          <table:table-cell table:style-name="ce1" office:value-type="string" calcext:value-type="string">
            <text:p>r </text:p>
          </table:table-cell>
          <table:table-cell table:style-name="ce3" office:value-type="string" calcext:value-type="string">
            <text:p>d(<text:span text:style-name="T1">corrección</text:span>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4.62" calcext:value-type="float">
            <text:p>5404.62</text:p>
          </table:table-cell>
          <table:table-cell office:value-type="float" office:value="9.08879" calcext:value-type="float">
            <text:p>9.08879</text:p>
          </table:table-cell>
          <table:table-cell office:value-type="float" office:value="8391" calcext:value-type="float">
            <text:p>8391</text:p>
          </table:table-cell>
          <table:table-cell table:formula="of:=[.B2]*[.D2]-[.C2]*[.D2]" office:value-type="float" office:value="45273902.38311" calcext:value-type="float">
            <text:p>45273902.38311</text:p>
          </table:table-cell>
          <table:table-cell table:formula="of:=[.$C$13]*SQRT([.$E$2]/[.E2])" office:value-type="float" office:value="23.06" calcext:value-type="float">
            <text:p>23.06</text:p>
          </table:table-cell>
          <table:table-cell table:formula="of:=[.B2]/[.$B$2]" office:value-type="float" office:value="1" calcext:value-type="float">
            <text:p>1</text:p>
          </table:table-cell>
          <table:table-cell table:formula="of:=[.$C$13]*SQRT([.G2]*[.$E$2]/[.E2])" office:value-type="float" office:value="23.06" calcext:value-type="float">
            <text:p>23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7.644" calcext:value-type="float">
            <text:p>467.644</text:p>
          </table:table-cell>
          <table:table-cell office:value-type="float" office:value="9.54971" calcext:value-type="float">
            <text:p>9.54971</text:p>
          </table:table-cell>
          <table:table-cell office:value-type="float" office:value="1914" calcext:value-type="float">
            <text:p>1914</text:p>
          </table:table-cell>
          <table:table-cell table:formula="of:=[.B3]*[.D3]-[.C3]*[.D3]" office:value-type="float" office:value="876792.47106" calcext:value-type="float">
            <text:p>876792.47106</text:p>
          </table:table-cell>
          <table:table-cell table:formula="of:=[.$C$13]*SQRT([.$E$2]/[.E3])" office:value-type="float" office:value="165.704713455187" calcext:value-type="float">
            <text:p>165.704713455187</text:p>
          </table:table-cell>
          <table:table-cell table:formula="of:=[.B3]/[.$B$2]" office:value-type="float" office:value="0.0865267123313017" calcext:value-type="float">
            <text:p>0.0865267123313017</text:p>
          </table:table-cell>
          <table:table-cell table:formula="of:=[.$C$13]*SQRT([.G3]*[.$E$2]/[.E3])" office:value-type="float" office:value="48.7427427611848" calcext:value-type="float">
            <text:p>48.74274276118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3.18" calcext:value-type="float">
            <text:p>283.18</text:p>
          </table:table-cell>
          <table:table-cell office:value-type="float" office:value="9.7563" calcext:value-type="float">
            <text:p>9.7563</text:p>
          </table:table-cell>
          <table:table-cell office:value-type="float" office:value="1071" calcext:value-type="float">
            <text:p>1071</text:p>
          </table:table-cell>
          <table:table-cell table:formula="of:=[.B4]*[.D4]-[.C4]*[.D4]" office:value-type="float" office:value="292836.7827" calcext:value-type="float">
            <text:p>292836.7827</text:p>
          </table:table-cell>
          <table:table-cell table:formula="of:=[.$C$13]*SQRT([.$E$2]/[.E4])" office:value-type="float" office:value="286.728230567858" calcext:value-type="float">
            <text:p>286.728230567858</text:p>
          </table:table-cell>
          <table:table-cell table:formula="of:=[.B4]/[.$B$2]" office:value-type="float" office:value="0.0523959131261772" calcext:value-type="float">
            <text:p>0.0523959131261772</text:p>
          </table:table-cell>
          <table:table-cell table:formula="of:=[.$C$13]*SQRT([.G4]*[.$E$2]/[.E4])" office:value-type="float" office:value="65.6325323558562" calcext:value-type="float">
            <text:p>65.63253235585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.51" calcext:value-type="float">
            <text:p>124.51</text:p>
          </table:table-cell>
          <table:table-cell office:value-type="float" office:value="10.2826" calcext:value-type="float">
            <text:p>10.2826</text:p>
          </table:table-cell>
          <table:table-cell office:value-type="float" office:value="1071" calcext:value-type="float">
            <text:p>1071</text:p>
          </table:table-cell>
          <table:table-cell table:formula="of:=[.B5]*[.D5]-[.C5]*[.D5]" office:value-type="float" office:value="122337.5454" calcext:value-type="float">
            <text:p>122337.5454</text:p>
          </table:table-cell>
          <table:table-cell table:formula="of:=[.$C$13]*SQRT([.$E$2]/[.E5])" office:value-type="float" office:value="443.61210334707" calcext:value-type="float">
            <text:p>443.61210334707</text:p>
          </table:table-cell>
          <table:table-cell table:formula="of:=[.B5]/[.$B$2]" office:value-type="float" office:value="0.0230376973774289" calcext:value-type="float">
            <text:p>0.0230376973774289</text:p>
          </table:table-cell>
          <table:table-cell table:formula="of:=[.$C$13]*SQRT([.G5]*[.$E$2]/[.E5])" office:value-type="float" office:value="67.3322180709321" calcext:value-type="float">
            <text:p>67.3322180709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.287" calcext:value-type="float">
            <text:p>133.287</text:p>
          </table:table-cell>
          <table:table-cell office:value-type="float" office:value="8.38687" calcext:value-type="float">
            <text:p>8.38687</text:p>
          </table:table-cell>
          <table:table-cell office:value-type="float" office:value="862" calcext:value-type="float">
            <text:p>862</text:p>
          </table:table-cell>
          <table:table-cell table:formula="of:=[.B6]*[.D6]-[.C6]*[.D6]" office:value-type="float" office:value="107663.91206" calcext:value-type="float">
            <text:p>107663.91206</text:p>
          </table:table-cell>
          <table:table-cell table:formula="of:=[.$C$13]*SQRT([.$E$2]/[.E6])" office:value-type="float" office:value="472.876998670755" calcext:value-type="float">
            <text:p>472.876998670755</text:p>
          </table:table-cell>
          <table:table-cell table:formula="of:=[.B6]/[.$B$2]" office:value-type="float" office:value="0.0246616783418631" calcext:value-type="float">
            <text:p>0.0246616783418631</text:p>
          </table:table-cell>
          <table:table-cell table:formula="of:=[.$C$13]*SQRT([.G6]*[.$E$2]/[.E6])" office:value-type="float" office:value="74.2607796369091" calcext:value-type="float">
            <text:p>74.26077963690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0353" calcext:value-type="float">
            <text:p>17.0353</text:p>
          </table:table-cell>
          <table:table-cell office:value-type="float" office:value="10.53" calcext:value-type="float">
            <text:p>10.53</text:p>
          </table:table-cell>
          <table:table-cell office:value-type="float" office:value="680" calcext:value-type="float">
            <text:p>680</text:p>
          </table:table-cell>
          <table:table-cell table:formula="of:=[.B7]*[.D7]-[.C7]*[.D7]" office:value-type="float" office:value="4423.604" calcext:value-type="float">
            <text:p>4423.604</text:p>
          </table:table-cell>
          <table:table-cell table:formula="of:=[.$C$13]*SQRT([.$E$2]/[.E7])" office:value-type="float" office:value="2332.89475643298" calcext:value-type="float">
            <text:p>2332.89475643298</text:p>
          </table:table-cell>
          <table:table-cell table:formula="of:=[.B7]/[.$B$2]" office:value-type="float" office:value="0.00315198848392671" calcext:value-type="float">
            <text:p>0.00315198848392671</text:p>
          </table:table-cell>
          <table:table-cell table:formula="of:=[.$C$13]*SQRT([.G7]*[.$E$2]/[.E7])" office:value-type="float" office:value="130.974713766826" calcext:value-type="float">
            <text:p>130.9747137668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.2826" calcext:value-type="float">
            <text:p>55.2826</text:p>
          </table:table-cell>
          <table:table-cell office:value-type="float" office:value="9.37" calcext:value-type="float">
            <text:p>9.37</text:p>
          </table:table-cell>
          <table:table-cell office:value-type="float" office:value="559" calcext:value-type="float">
            <text:p>559</text:p>
          </table:table-cell>
          <table:table-cell table:formula="of:=[.B8]*[.D8]-[.C8]*[.D8]" office:value-type="float" office:value="25665.1434" calcext:value-type="float">
            <text:p>25665.1434</text:p>
          </table:table-cell>
          <table:table-cell table:formula="of:=[.$C$13]*SQRT([.$E$2]/[.E8])" office:value-type="float" office:value="968.526304691435" calcext:value-type="float">
            <text:p>968.526304691435</text:p>
          </table:table-cell>
          <table:table-cell table:formula="of:=[.B8]/[.$B$2]" office:value-type="float" office:value="0.01022876723988" calcext:value-type="float">
            <text:p>0.01022876723988</text:p>
          </table:table-cell>
          <table:table-cell table:formula="of:=[.$C$13]*SQRT([.G8]*[.$E$2]/[.E8])" office:value-type="float" office:value="97.9542014576368" calcext:value-type="float">
            <text:p>97.9542014576368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d_1 [m]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23.06" calcext:value-type="float">
            <text:p>23.0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0:12:27.480060921</meta:creation-date>
    <dc:date>2024-11-14T14:50:46.433721155</dc:date>
    <meta:editing-duration>PT4M31S</meta:editing-duration>
    <meta:editing-cycles>1</meta:editing-cycles>
    <meta:document-statistic meta:table-count="1" meta:cell-count="66" meta:object-count="2"/>
    <meta:generator>LibreOffice/24.8.2.1$Linux_X86_64 LibreOffice_project/48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52cm" svg:y="4.203cm" style:legend-expansion="high" chart:style-name="ch2"/>
        <chart:plot-area chart:style-name="ch3" table:cell-range-address="Sheet1.A2:Sheet1.A8 Sheet1.F2:Sheet1.F8" svg:x="0.319cm" svg:y="0.18cm" svg:width="13.114cm" svg:height="8.645cm">
          <chart:coordinate-region svg:x="1.335cm" svg:y="0.379cm" svg:width="12.00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8" chart:class="chart:scatter">
            <chart:domain table:cell-range-address="Sheet1.A2:Sheet1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23.06">
                <text:p>23.06</text:p>
                <draw:g>
                  <svg:desc>Sheet1.F2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5.704713455187">
                <text:p>165.704713455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6.728230567858">
                <text:p>286.728230567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3.61210334707">
                <text:p>443.61210334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72.876998670755">
                <text:p>472.876998670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32.89475643298">
                <text:p>2332.89475643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68.526304691435">
                <text:p>968.526304691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14cm" svg:y="4.203cm" style:legend-expansion="high" chart:style-name="ch2"/>
        <chart:plot-area chart:style-name="ch3" table:cell-range-address="Sheet1.A2:Sheet1.A8 Sheet1.H2:Sheet1.H8" svg:x="0.319cm" svg:y="0.18cm" svg:width="13.076cm" svg:height="8.645cm">
          <chart:coordinate-region svg:x="1.144cm" svg:y="0.38cm" svg:width="12.154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8" chart:class="chart:scatter">
            <chart:domain table:cell-range-address="Sheet1.A2:Sheet1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23.06">
                <text:p>23.06</text:p>
                <draw:g>
                  <svg:desc>Sheet1.H2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.7427427611848">
                <text:p>48.7427427611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5.6325323558562">
                <text:p>65.6325323558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7.3322180709321">
                <text:p>67.3322180709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.2607796369091">
                <text:p>74.260779636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0.974713766826">
                <text:p>130.974713766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7.9542014576368">
                <text:p>97.95420145763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